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28.0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0" style:family="table-cell" style:parent-style-name="Default">
      <style:table-cell-properties fo:background-color="#ffff00" style:vertical-align="top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>
            <text:p>ADD [TRIGGER] =&gt; ECHO SERVER</text:p>
          </table:table-cell>
          <table:table-cell table:number-columns-repeated="1020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office:forms form:automatic-focus="false" form:apply-design-mode="false"/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n AutoSocket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Info message "Nothing to Find "a"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Text still selected</text:p>
            <text:p>Cursor position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Text still selected</text:p>
            <text:p>Cursor position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Text still selected</text:p>
            <text:p>Cursor position restored</text:p>
          </table:table-cell>
          <table:table-cell table:number-columns-repeated="1019"/>
        </table:table-row>
        <table:table-row table:style-name="ro1" table:number-rows-repeated="65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 table:number-rows-repeated="65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6" table:number-rows-repeated="654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 table:number-rows-repeated="65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 style:data-style-name="N2" text:time-value="09:08:07.7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15H32M46S</meta:editing-duration>
    <meta:editing-cycles>263</meta:editing-cycles>
    <meta:generator>LibreOffice/5.3.0.3$Windows_X86_64 LibreOffice_project/7074905676c47b82bbcfbea1aeefc84afe1c50e1</meta:generator>
    <dc:date>2017-12-22T09:36:35.307000000</dc:date>
    <meta:print-date>2013-02-02T14:44:49.07</meta:print-date>
    <meta:document-statistic meta:table-count="12" meta:cell-count="1373" meta:object-count="0"/>
    <meta:user-defined meta:name="Info 1"/>
    <meta:user-defined meta:name="Info 2"/>
    <meta:user-defined meta:name="Info 3"/>
    <meta:user-defined meta:name="Info 4"/>
  </office:meta>
</office:document-meta>
</file>